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Gothic" svg:font-family="'MS P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text-properties style:font-name="Arial1" fo:font-size="7.80000019073486pt"/>
    </style:style>
    <style:style style:name="P2" style:family="paragraph" style:parent-style-name="Text_20_body" style:list-style-name="L1">
      <style:text-properties style:font-name="Arial1" fo:font-size="7.80000019073486pt" fo:font-weight="bold" style:font-weight-asian="bold" style:font-weight-complex="bold"/>
    </style:style>
    <style:style style:name="P3" style:family="paragraph" style:parent-style-name="Text_20_body" style:list-style-name="L1">
      <style:paragraph-properties fo:margin-top="0cm" fo:margin-bottom="0cm"/>
    </style:style>
    <style:style style:name="P4" style:family="paragraph" style:parent-style-name="Text_20_body" style:list-style-name="L1">
      <style:paragraph-properties fo:margin-top="0cm" fo:margin-bottom="0cm"/>
      <style:text-properties style:font-name="Arial1" fo:font-size="7.80000019073486pt"/>
    </style:style>
    <style:style style:name="T1" style:family="text">
      <style:text-properties style:font-name="Arial1" fo:font-size="7.80000019073486pt"/>
    </style:style>
    <style:style style:name="T2" style:family="text">
      <style:text-properties fo:font-weight="bold"/>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71644934900090907" text:style-name="L1">
        <text:list-item>
          <text:p text:style-name="P3"><text:span text:style-name="Strong_20_Emphasis"><text:span text:style-name="T1">Skuggblixt</text:span></text:span><text:span text:style-name="T1"> (K, F); skolvärde 12 Demonologi; S*10 rutor; omedelbar; magikern slungar iväg en skuggblixt av antimateria som skadar offret med 1T6 KP skada i totala KP per effektgrad.</text:span></text:p>
        </text:list-item>
        <text:list-item>
          <text:p text:style-name="P4"><text:span text:style-name="T2">Lidande</text:span> (F); skolvärde 8 Demonologi; S*1.5 rutor; SR/E; magikern skickar iväg en fasa som plågar offret med 1T4 KP skada i totala KP per SR, skadan kommer i sista handlingstillfället i SRn.</text:p>
        </text:list-item>
        <text:list-item>
          <text:p text:style-name="P4"><text:span text:style-name="T2">Utvinning</text:span> (F); skolvärde 15 Demonologi; S*1 Rutor; koncentration; magikern upprättar en ström av nanodemoner mellan sig själv och offret som utvinner liv från offret och absorberas av magikern. Varje SR med upprätthållen ström ger 1T6 kp tillbaka, samtidigt som offret förlorar lika mycket.</text:p>
        </text:list-item>
        <text:list-item>
          <text:p text:style-name="P4"><text:span text:style-name="T2">Demonskinn</text:span>; skolvärde 7 Demonologi; personlig; S/4 minuter; magikerns skinn börjar lukta kräk men absorberar 6 kp i skada.</text:p>
        </text:list-item>
        <text:list-item>
          <text:p text:style-name="P4"><text:span text:style-name="T2">Frammana Demonbest </text:span>(F); skolvärde 16 Demonologi; 2 SR att kasta; S/4 minuter; magikern hämtar en ointelligent best från inferno som står under magikerns kontroll under hela varaktigheten, sen försvinner den. Besten lyder magikern blint och dess egenskaper är *speciella (får vi lista ut när det är dags typ FV = halva magikerns skolvärde i demonologi, grundegenskaper = skolvärde etc).</text:p>
        </text:list-item>
        <text:list-item>
          <text:p text:style-name="P4"><text:span text:style-name="T2">Demoniska hälsenor</text:span> (K,F); skolvärde 4 Demonologi; personlig; S/SR; magikern kan hoppa 6 Rutor per Effektgrad i valfri riktning, längd och höjd blir relativt vinkel.</text:p>
        </text:list-item>
        <text:list-item>
          <text:p text:style-name="P4"><text:span text:style-name="T2">Maskhål</text:span> {(F),(K,F)}<text:span text:style-name="T2">;</text:span> skolvärde 18 Demonologi; personlig; omedelbar inom räckvidd; S*2 Rutor; besvärjelsen kastas två gånger, första gången placerar magikern ut ett maskhål på en given plats (fumla inte) vilket tar en SR. Nästa gång magikern kastar besvärjelsen kan han välja att utnyttja maskhålet och då färdas genom inferno till den givna platsen omedelbart (fumla inte). Eller lägga ut ett nytt maskhål som ersätter det gamla. För att kunna nå maskhålet måste magikern vara inom dess räckvidd. </text:p>
        </text:list-item>
        <text:list-item>
          <text:p text:style-name="P4"><text:span text:style-name="T2">Hellraiser</text:span> (R); skolvärde 30 Demonologi; spec; magikern byter en själ mot evigt liv. Ritualen tar fyra veckor och kräver en minkowskiartefakt.</text:p>
        </text:list-item>
        <text:list-item>
          <text:p text:style-name="P4"><text:span text:style-name="T2">Gammavåg </text:span>(F,K); skolvärde 10 Mentalism; S*10 rutor; omedelbar; ur magikern skjuts en koncentrerad gammavåg på 2,000 Hz som skär genom målets hjärna och gör 1T6 kp i skada i totala KP per effekgrad.</text:p>
        </text:list-item>
        <text:list-item>
          <text:p text:style-name="P4"><text:span text:style-name="T2">Polymorf </text:span>(F); skolvärde 15 Mentalism; S*1.5 rutor; S*2 sekunder; förvandlar målet till valfritt däggdjur storlek 8.</text:p>
        </text:list-item>
        <text:list-item>
          <text:p text:style-name="P4"><text:span text:style-name="T2">Eldregn</text:span> (F); skolvärde 14 Elementarmagi; S*2 rutor; E/SR; magikern skapar ett eldregn var hon önskar inom räckvidden med radien 4 rutor som gör 1T6 kp skada per SR offret(-n) befinner sig inom cirkelns yta.</text:p>
        </text:list-item>
        <text:list-item>
          <text:p text:style-name="P1"><text:span text:style-name="T2">Skuggregn</text:span> ((F); skolvärde 14 Demonologi; S*2 rutor; E/SR; magikern skapar ett skuggregn var hon önskar inom räckvidden med radien 4 rutor som gör 1T6 kp skada per SR offret(-n) befinner sig inom cirkelns yta.</text:p>
        </text:list-item>
        <text:list-item>
          <text:p text:style-name="P2">Gammazon<text:span text:style-name="T3"> (F); skolvärde 14 Mentalism; S*2 rutor; E/SR; magikern skapar en gammazon var hon önskar inom räckvidden med radien 4 rutor som gör 1T6 kp skada per SR offret(-n) befinner sig inom cirkelns yta.</text:span></text:p>
        </text:list-item>
        <text:list-item>
          <text:p text:style-name="P2">HelandeÖverTid<text:span text:style-name="T3"> (F); skolvärde 8 Animism; S*1.5 rutor; SR/E; magikern skickar iväg en helande kraft som helar målet med 1 KP i totala KP per E 'och-/eller' i S/5 SR per Effektgrad. Helningen kommer i sista handlingstillfället i Srn</text:span></text:p>
        </text:list-item>
        <text:list-item>
          <text:p text:style-name="P2">MassHelandeÖverTid<text:span text:style-name="T3"> (F); </text:span><text:span text:style-name="T4">*Spec HelandeÖvertid &gt;=15 SV</text:span><text:span text:style-name="T3">; S*1.5 rutor; E/SR; magikern skapar en zon av helande kraft som helar alla inom cirkelns yta med 1 KP i totala KP per E 'och-/eller' i S/5 SR per Effektgrad. Helningen kommer i sista handlingstillfället i SRn</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Gothic" svg:font-family="'MS P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P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ndale Sans UI"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5M57S</meta:editing-duration>
    <meta:editing-cycles>6</meta:editing-cycles>
    <meta:generator>OpenOffice/4.1.2$Win32 OpenOffice.org_project/412m3$Build-9782</meta:generator>
    <dc:date>2017-07-22T10:11:04.23</dc:date>
    <meta:document-statistic meta:table-count="0" meta:image-count="0" meta:object-count="0" meta:page-count="1" meta:paragraph-count="15" meta:word-count="548" meta:character-count="3425"/>
    <meta:user-defined meta:name="Info 1"/>
    <meta:user-defined meta:name="Info 2"/>
    <meta:user-defined meta:name="Info 3"/>
    <meta:user-defined meta:name="Info 4"/>
  </office:meta>
</office:document-meta>
</file>